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00000010004965408A1C5ADB8.png" manifest:media-type="image/png"/>
  <manifest:file-entry manifest:full-path="Pictures/1000000000000100000001007C3AFBA53B07E15F.png" manifest:media-type="image/png"/>
  <manifest:file-entry manifest:full-path="Pictures/1000000000000100000001000ED39200618FA086.png" manifest:media-type="image/png"/>
  <manifest:file-entry manifest:full-path="Pictures/100000000000010000000100F543D2FB6D877964.png" manifest:media-type="image/png"/>
  <manifest:file-entry manifest:full-path="Pictures/100000000000010000000100C90044341FD07621.png" manifest:media-type="image/png"/>
  <manifest:file-entry manifest:full-path="Pictures/100000000000002000000020B2FF2A327EABC87D.png" manifest:media-type="image/png"/>
  <manifest:file-entry manifest:full-path="Pictures/10000000000001000000010085C0331931C050C0.png" manifest:media-type="image/png"/>
  <manifest:file-entry manifest:full-path="Pictures/100000000000010000000100D5B9692C01FAEB10.png" manifest:media-type="image/png"/>
  <manifest:file-entry manifest:full-path="Pictures/100000000000010000000100928FD28B37A42CF6.png" manifest:media-type="image/png"/>
  <manifest:file-entry manifest:full-path="Pictures/100000000000010000000100774664D1965179F1.png" manifest:media-type="image/png"/>
  <manifest:file-entry manifest:full-path="Pictures/1000000000000100000001007F96E7A3F747D26C.png" manifest:media-type="image/png"/>
  <manifest:file-entry manifest:full-path="Pictures/100000000000010000000100877DA6220CAE1084.png" manifest:media-type="image/png"/>
  <manifest:file-entry manifest:full-path="Pictures/100000000000010000000100192B9CCEECEF6FA2.png" manifest:media-type="image/png"/>
  <manifest:file-entry manifest:full-path="Pictures/10000000000001000000010022175586A3D26F79.png" manifest:media-type="image/png"/>
  <manifest:file-entry manifest:full-path="Pictures/10000000000001000000010017CF54492AD5B919.png" manifest:media-type="image/png"/>
  <manifest:file-entry manifest:full-path="Pictures/100000000000010000000100AE188FEA396E45B2.png" manifest:media-type="image/png"/>
  <manifest:file-entry manifest:full-path="Pictures/100000000000010000000100A454393D32C4EAE4.png" manifest:media-type="image/png"/>
  <manifest:file-entry manifest:full-path="Pictures/1000000000000100000001008418D373067C04B4.png" manifest:media-type="image/png"/>
  <manifest:file-entry manifest:full-path="Pictures/1000000000000100000001003175610C410946C0.png" manifest:media-type="image/png"/>
  <manifest:file-entry manifest:full-path="Pictures/10000000000001000000010000700F46F73EA619.png" manifest:media-type="image/png"/>
  <manifest:file-entry manifest:full-path="Pictures/100000000000010000000100186FB71402612489.png" manifest:media-type="image/png"/>
  <manifest:file-entry manifest:full-path="Pictures/100000000000010000000100B1E27B14665691BB.png" manifest:media-type="image/png"/>
  <manifest:file-entry manifest:full-path="Pictures/1000000000000100000001000ECBD4E9EC216028.png" manifest:media-type="image/png"/>
  <manifest:file-entry manifest:full-path="Pictures/100000000000010000000100DCA84AB4FCB426A3.png" manifest:media-type="image/png"/>
  <manifest:file-entry manifest:full-path="Pictures/1000000000000100000001002CE1B73C207D1BE5.png" manifest:media-type="image/png"/>
  <manifest:file-entry manifest:full-path="Pictures/100000000000010000000100DA040A118FB54200.png" manifest:media-type="image/png"/>
  <manifest:file-entry manifest:full-path="Pictures/100000000000010000000100977C85C93011E125.png" manifest:media-type="image/png"/>
  <manifest:file-entry manifest:full-path="Pictures/1000000000000100000001006E9F114ADF430F0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814cm"/>
    </style:style>
    <style:style style:name="gr2" style:family="graphic" style:parent-style-name="standard">
      <style:graphic-properties draw:stroke="none" svg:stroke-color="#000000" draw:fill="none" draw:fill-color="#ffffff" fo:min-height="2.533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color="#000000" draw:fill="none" draw:fill-color="#ffffff" fo:min-height="1.498cm"/>
    </style:style>
    <style:style style:name="gr5" style:family="graphic" style:parent-style-name="standard">
      <style:graphic-properties draw:stroke="solid" svg:stroke-color="#000000" draw:fill="none" draw:fill-color="#ffffff" fo:min-height="1.433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32pt"/>
    </style:style>
    <style:style style:name="P3" style:family="paragraph">
      <loext:graphic-properties draw:fill="none" draw:fill-color="#ffffff"/>
      <style:paragraph-properties fo:text-align="center"/>
      <style:text-properties fo:font-size="32pt" fo:font-weight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26pt"/>
    </style:style>
    <style:style style:name="T1" style:family="text">
      <style:text-properties fo:font-size="32pt"/>
    </style:style>
    <style:style style:name="T2" style:family="text">
      <style:text-properties fo:font-size="32pt" fo:font-weight="normal"/>
    </style:style>
    <style:style style:name="T3" style:family="text">
      <style:text-properties fo:font-size="26pt"/>
    </style:style>
    <style:style style:name="T4" style:family="text">
      <style:text-properties fo:font-size="26pt"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6.858cm" svg:height="2.064cm" svg:x="2.594cm" svg:y="30.824cm">
          <draw:text-box>
            <text:p text:style-name="P1"><text:span text:style-name="T1">True images</text:span></text:p>
          </draw:text-box>
        </draw:frame>
        <draw:frame draw:style-name="gr2" draw:text-style-name="P3" draw:layer="layout" svg:width="6.858cm" svg:height="2.783cm" svg:x="2.535cm" svg:y="47.19cm">
          <draw:text-box>
            <text:p text:style-name="P1"><text:span text:style-name="T2">Colorized images</text:span></text:p>
          </draw:text-box>
        </draw:frame>
        <draw:frame draw:style-name="gr3" draw:text-style-name="P4" draw:layer="layout" svg:width="6.772cm" svg:height="6.772cm" svg:x="38.592cm" svg:y="28.207cm">
          <draw:image xlink:href="Pictures/10000000000001000000010022175586A3D26F79.png" xlink:type="simple" xlink:show="embed" xlink:actuate="onLoad">
            <text:p/>
          </draw:image>
        </draw:frame>
        <draw:frame draw:style-name="gr3" draw:text-style-name="P4" draw:layer="layout" svg:width="6.772cm" svg:height="6.772cm" svg:x="29.805cm" svg:y="28.267cm">
          <draw:image xlink:href="Pictures/100000000000010000000100877DA6220CAE1084.png" xlink:type="simple" xlink:show="embed" xlink:actuate="onLoad">
            <text:p/>
          </draw:image>
        </draw:frame>
        <draw:frame draw:style-name="gr3" draw:text-style-name="P4" draw:layer="layout" svg:width="6.772cm" svg:height="6.772cm" svg:x="20.547cm" svg:y="28.367cm">
          <draw:image xlink:href="Pictures/10000000000001000000010085C0331931C050C0.png" xlink:type="simple" xlink:show="embed" xlink:actuate="onLoad">
            <text:p/>
          </draw:image>
        </draw:frame>
        <draw:frame draw:style-name="gr3" draw:text-style-name="P4" draw:layer="layout" svg:width="6.772cm" svg:height="6.772cm" svg:x="11.498cm" svg:y="28.399cm">
          <draw:image xlink:href="Pictures/100000000000010000000100774664D1965179F1.png" xlink:type="simple" xlink:show="embed" xlink:actuate="onLoad">
            <text:p/>
          </draw:image>
        </draw:frame>
        <draw:frame draw:style-name="gr3" draw:text-style-name="P4" draw:layer="layout" svg:width="6.772cm" svg:height="6.772cm" svg:x="38.73cm" svg:y="44.309cm">
          <draw:image xlink:href="Pictures/10000000000001000000010017CF54492AD5B919.png" xlink:type="simple" xlink:show="embed" xlink:actuate="onLoad">
            <text:p/>
          </draw:image>
        </draw:frame>
        <draw:frame draw:style-name="gr3" draw:text-style-name="P4" draw:layer="layout" svg:width="6.772cm" svg:height="6.772cm" svg:x="20.823cm" svg:y="43.974cm">
          <draw:image xlink:href="Pictures/100000000000010000000100A454393D32C4EAE4.png" xlink:type="simple" xlink:show="embed" xlink:actuate="onLoad">
            <text:p/>
          </draw:image>
        </draw:frame>
        <draw:frame draw:style-name="gr3" draw:text-style-name="P4" draw:layer="layout" svg:width="6.772cm" svg:height="6.772cm" svg:x="30.18cm" svg:y="44.182cm">
          <draw:image xlink:href="Pictures/1000000000000100000001002CE1B73C207D1BE5.png" xlink:type="simple" xlink:show="embed" xlink:actuate="onLoad">
            <text:p/>
          </draw:image>
        </draw:frame>
        <draw:frame draw:style-name="gr3" draw:text-style-name="P4" draw:layer="layout" svg:width="6.772cm" svg:height="6.772cm" svg:x="11.638cm" svg:y="44.101cm">
          <draw:image xlink:href="Pictures/1000000000000100000001007F96E7A3F747D26C.png" xlink:type="simple" xlink:show="embed" xlink:actuate="onLoad">
            <text:p/>
          </draw:image>
        </draw:frame>
        <draw:frame draw:style-name="gr4" draw:text-style-name="P5" draw:layer="layout" svg:width="35.977cm" svg:height="1.748cm" svg:x="10.803cm" svg:y="51.976cm">
          <draw:text-box>
            <text:p text:style-name="P1"><text:span text:style-name="T3">GAN Method: GAN <text:s text:c="6"/>GAN_Weight: 1.0 <text:s text:c="5"/>L1_Weight: 0.0 <text:s text:c="4"/></text:span><text:span text:style-name="T4">L2</text:span><text:span text:style-name="T3">_Weight: 0.0 </text:span></text:p>
          </draw:text-box>
        </draw:frame>
        <draw:frame draw:style-name="gr3" draw:text-style-name="P4" draw:layer="layout" svg:width="6.772cm" svg:height="6.772cm" svg:x="38.66cm" svg:y="36.141cm">
          <draw:image xlink:href="Pictures/100000000000010000000100C90044341FD07621.png" xlink:type="simple" xlink:show="embed" xlink:actuate="onLoad">
            <text:p/>
          </draw:image>
        </draw:frame>
        <draw:frame draw:style-name="gr3" draw:text-style-name="P4" draw:layer="layout" svg:width="6.772cm" svg:height="6.772cm" svg:x="29.965cm" svg:y="36.227cm">
          <draw:image xlink:href="Pictures/100000000000010000000100DA040A118FB54200.png" xlink:type="simple" xlink:show="embed" xlink:actuate="onLoad">
            <text:p/>
          </draw:image>
        </draw:frame>
        <draw:frame draw:style-name="gr3" draw:text-style-name="P4" draw:layer="layout" svg:width="6.772cm" svg:height="6.772cm" svg:x="20.591cm" svg:y="36.214cm">
          <draw:image xlink:href="Pictures/100000000000010000000100928FD28B37A42CF6.png" xlink:type="simple" xlink:show="embed" xlink:actuate="onLoad">
            <text:p/>
          </draw:image>
        </draw:frame>
        <draw:frame draw:style-name="gr3" draw:text-style-name="P4" draw:layer="layout" svg:width="6.772cm" svg:height="6.772cm" svg:x="11.614cm" svg:y="36.1cm">
          <draw:image xlink:href="Pictures/10000000000001000000010000700F46F73EA619.png" xlink:type="simple" xlink:show="embed" xlink:actuate="onLoad">
            <text:p/>
          </draw:image>
        </draw:frame>
        <draw:frame draw:style-name="gr3" draw:text-style-name="P4" draw:layer="layout" svg:width="6.772cm" svg:height="6.772cm" svg:x="34.05cm" svg:y="1.127cm">
          <draw:image xlink:href="Pictures/100000000000010000000100186FB71402612489.png" xlink:type="simple" xlink:show="embed" xlink:actuate="onLoad">
            <text:p/>
          </draw:image>
        </draw:frame>
        <draw:frame draw:style-name="gr3" draw:text-style-name="P4" draw:layer="layout" svg:width="6.772cm" svg:height="6.772cm" svg:x="25.709cm" svg:y="1.041cm">
          <draw:image xlink:href="Pictures/100000000000010000000100192B9CCEECEF6FA2.png" xlink:type="simple" xlink:show="embed" xlink:actuate="onLoad">
            <text:p/>
          </draw:image>
        </draw:frame>
        <draw:frame draw:style-name="gr3" draw:text-style-name="P4" draw:layer="layout" svg:width="6.772cm" svg:height="6.772cm" svg:x="17.359cm" svg:y="1cm">
          <draw:image xlink:href="Pictures/100000000000010000000100977C85C93011E125.png" xlink:type="simple" xlink:show="embed" xlink:actuate="onLoad">
            <text:p/>
          </draw:image>
        </draw:frame>
        <draw:frame draw:style-name="gr3" draw:text-style-name="P4" draw:layer="layout" svg:width="6.772cm" svg:height="6.772cm" svg:x="8.837cm" svg:y="1cm">
          <draw:image xlink:href="Pictures/100000000000010000000100B1E27B14665691BB.png" xlink:type="simple" xlink:show="embed" xlink:actuate="onLoad">
            <text:p/>
          </draw:image>
        </draw:frame>
        <draw:frame draw:style-name="gr3" draw:text-style-name="P4" draw:layer="layout" svg:width="6.772cm" svg:height="6.772cm" svg:x="42.435cm" svg:y="1.054cm">
          <draw:image xlink:href="Pictures/100000000000010000000100DCA84AB4FCB426A3.png" xlink:type="simple" xlink:show="embed" xlink:actuate="onLoad">
            <text:p/>
          </draw:image>
        </draw:frame>
        <draw:frame draw:style-name="gr3" draw:text-style-name="P4" draw:layer="layout" svg:width="6.772cm" svg:height="6.772cm" svg:x="42.319cm" svg:y="15.655cm">
          <draw:image xlink:href="Pictures/100000000000010000000100AE188FEA396E45B2.png" xlink:type="simple" xlink:show="embed" xlink:actuate="onLoad">
            <text:p/>
          </draw:image>
        </draw:frame>
        <draw:frame draw:style-name="gr3" draw:text-style-name="P4" draw:layer="layout" svg:width="6.772cm" svg:height="6.772cm" svg:x="8.791cm" svg:y="15.423cm">
          <draw:image xlink:href="Pictures/1000000000000100000001008418D373067C04B4.png" xlink:type="simple" xlink:show="embed" xlink:actuate="onLoad">
            <text:p/>
          </draw:image>
        </draw:frame>
        <draw:frame draw:style-name="gr3" draw:text-style-name="P4" draw:layer="layout" svg:width="6.772cm" svg:height="6.772cm" svg:x="25.79cm" svg:y="15.463cm">
          <draw:image xlink:href="Pictures/1000000000000100000001006E9F114ADF430F0B.png" xlink:type="simple" xlink:show="embed" xlink:actuate="onLoad">
            <text:p/>
          </draw:image>
        </draw:frame>
        <draw:frame draw:style-name="gr3" draw:text-style-name="P4" draw:layer="layout" svg:width="6.772cm" svg:height="6.772cm" svg:x="34.064cm" svg:y="15.628cm">
          <draw:image xlink:href="Pictures/100000000000010000000100D5B9692C01FAEB10.png" xlink:type="simple" xlink:show="embed" xlink:actuate="onLoad">
            <text:p/>
          </draw:image>
        </draw:frame>
        <draw:frame draw:style-name="gr3" draw:text-style-name="P4" draw:layer="layout" svg:width="6.772cm" svg:height="6.772cm" svg:x="17.3cm" svg:y="15.45cm">
          <draw:image xlink:href="Pictures/100000000000010000000100F543D2FB6D877964.png" xlink:type="simple" xlink:show="embed" xlink:actuate="onLoad">
            <text:p/>
          </draw:image>
        </draw:frame>
        <draw:frame draw:style-name="gr5" draw:text-style-name="P5" draw:layer="layout" svg:width="36.449cm" svg:height="1.683cm" svg:x="10.512cm" svg:y="23.265cm">
          <draw:text-box>
            <text:p text:style-name="P1"><text:span text:style-name="T3">GAN Method: GAN <text:s text:c="5"/>GAN_Weight: 1.0 <text:s text:c="4"/>L1_Weight: 0.1 <text:s text:c="5"/></text:span><text:span text:style-name="T4">L2</text:span><text:span text:style-name="T3">_Weight: 0.0 </text:span></text:p>
          </draw:text-box>
        </draw:frame>
        <draw:frame draw:style-name="gr1" draw:text-style-name="P2" draw:layer="layout" svg:width="6.858cm" svg:height="2.064cm" svg:x="1cm" svg:y="4.058cm">
          <draw:text-box>
            <text:p text:style-name="P1"><text:span text:style-name="T1">True images</text:span></text:p>
          </draw:text-box>
        </draw:frame>
        <draw:frame draw:style-name="gr2" draw:text-style-name="P3" draw:layer="layout" svg:width="6.858cm" svg:height="2.783cm" svg:x="0.7cm" svg:y="17.202cm">
          <draw:text-box>
            <text:p text:style-name="P1"><text:span text:style-name="T2">Colorized images</text:span></text:p>
          </draw:text-box>
        </draw:frame>
        <draw:frame draw:style-name="gr3" draw:text-style-name="P4" draw:layer="layout" svg:width="6.772cm" svg:height="6.772cm" svg:x="34.033cm" svg:y="8.325cm">
          <draw:image xlink:href="Pictures/1000000000000100000001000ED39200618FA086.png" xlink:type="simple" xlink:show="embed" xlink:actuate="onLoad">
            <text:p/>
          </draw:image>
        </draw:frame>
        <draw:frame draw:style-name="gr3" draw:text-style-name="P4" draw:layer="layout" svg:width="6.772cm" svg:height="6.772cm" svg:x="25.724cm" svg:y="8.198cm">
          <draw:image xlink:href="Pictures/1000000000000100000001000ECBD4E9EC216028.png" xlink:type="simple" xlink:show="embed" xlink:actuate="onLoad">
            <text:p/>
          </draw:image>
        </draw:frame>
        <draw:frame draw:style-name="gr3" draw:text-style-name="P4" draw:layer="layout" svg:width="6.772cm" svg:height="6.772cm" svg:x="17.41cm" svg:y="8.112cm">
          <draw:image xlink:href="Pictures/1000000000000100000001003175610C410946C0.png" xlink:type="simple" xlink:show="embed" xlink:actuate="onLoad">
            <text:p/>
          </draw:image>
        </draw:frame>
        <draw:frame draw:style-name="gr3" draw:text-style-name="P4" draw:layer="layout" svg:width="6.772cm" svg:height="6.772cm" svg:x="8.833cm" svg:y="8.239cm">
          <draw:image xlink:href="Pictures/1000000000000100000001007C3AFBA53B07E15F.png" xlink:type="simple" xlink:show="embed" xlink:actuate="onLoad">
            <text:p/>
          </draw:image>
        </draw:frame>
        <draw:frame draw:style-name="gr2" draw:text-style-name="P2" draw:layer="layout" svg:width="6.858cm" svg:height="2.783cm" svg:x="1.381cm" svg:y="9.89cm">
          <draw:text-box>
            <text:p text:style-name="P1"><text:span text:style-name="T1">Input images</text:span></text:p>
          </draw:text-box>
        </draw:frame>
        <draw:frame draw:style-name="gr2" draw:text-style-name="P2" draw:layer="layout" svg:width="6.858cm" svg:height="2.783cm" svg:x="2.143cm" svg:y="37.968cm">
          <draw:text-box>
            <text:p text:style-name="P1"><text:span text:style-name="T1">Input images</text:span></text:p>
          </draw:text-box>
        </draw:frame>
        <draw:frame draw:style-name="gr3" draw:text-style-name="P4" draw:layer="layout" svg:width="6.772cm" svg:height="6.772cm" svg:x="42.361cm" svg:y="8.325cm">
          <draw:image xlink:href="Pictures/10000000000001000000010004965408A1C5ADB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width="0.051cm" svg:stroke-color="#000000" draw:marker-start-width="0.279cm" draw:marker-end-width="0.279cm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.8cm" fo:page-height="60.9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4T15:43:00.870578084</meta:creation-date>
    <dc:date>2017-03-27T20:46:10.904257957</dc:date>
    <meta:editing-duration>PT2H58M17S</meta:editing-duration>
    <meta:editing-cycles>49</meta:editing-cycles>
    <meta:generator>LibreOffice/5.1.6.2$Linux_X86_64 LibreOffice_project/10m0$Build-2</meta:generator>
    <meta:document-statistic meta:object-count="35"/>
  </office:meta>
</office:document-meta>
</file>